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473036704" text:id="ct47303670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472954192" text:id="ct472954192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475769696" text:id="ct4757696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315216" text:id="ct475315216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475057104" text:id="ct475057104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475293232" text:id="ct4752932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050064" text:id="ct4730500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050160" text:id="ct4730501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1572816" text:id="ct5515728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1572912" text:id="ct5515729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70416" text:id="ct542704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70512" text:id="ct54270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154624" text:id="ct4751546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106304" text:id="ct473106304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475112624" text:id="ct4751126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802208" text:id="ct4758022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150512" text:id="ct473150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306032" text:id="ct4733060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133584" text:id="ct475133584">
          <text:insertion>
            <office:change-info>
              <dc:creator>Bob Jacobsen</dc:creator>
              <dc:date>2012-05-27T01:13:00</dc:date>
            </office:change-info>
          </text:insertion>
        </text:changed-region>
        <text:changed-region xml:id="ct475181456" text:id="ct47518145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75181584" text:id="ct4751815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356704" text:id="ct543567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267504" text:id="ct4752675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6007200" text:id="ct476007200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472985312" text:id="ct4729853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2985408" text:id="ct472985408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473728096" text:id="ct473728096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473728192" text:id="ct473728192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73161568" text:id="ct473161568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473555600" text:id="ct473555600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73555696" text:id="ct47355569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76001312" text:id="ct476001312">
          <text:insertion>
            <office:change-info>
              <dc:creator>Bob Jacobsen</dc:creator>
              <dc:date>2012-06-09T23:21:00</dc:date>
            </office:change-info>
          </text:insertion>
        </text:changed-region>
        <text:changed-region xml:id="ct476001408" text:id="ct476001408">
          <text:insertion>
            <office:change-info>
              <dc:creator>Bob Jacobsen</dc:creator>
              <dc:date>2012-06-09T23:21:00</dc:date>
            </office:change-info>
          </text:insertion>
        </text:changed-region>
        <text:changed-region xml:id="ct475178080" text:id="ct475178080">
          <text:insertion>
            <office:change-info>
              <dc:creator>Bob Jacobsen</dc:creator>
              <dc:date>2012-06-09T23:22:00</dc:date>
            </office:change-info>
          </text:insertion>
        </text:changed-region>
        <text:changed-region xml:id="ct473562336" text:id="ct473562336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473214464" text:id="ct47321446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75181264" text:id="ct475181264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473117104" text:id="ct47311710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73060544" text:id="ct473060544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475192832" text:id="ct475192832">
          <text:insertion>
            <office:change-info>
              <dc:creator>Bob Jacobsen</dc:creator>
              <dc:date>2012-05-28T00:45:00</dc:date>
            </office:change-info>
          </text:insertion>
        </text:changed-region>
        <text:changed-region xml:id="ct475142448" text:id="ct4751424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142544" text:id="ct4751425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5769792" text:id="ct4757697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3772912" text:id="ct473772912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96795372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473036704"/><text:change-start text:change-id="ct472954192"/>Introduction<text:change-end text:change-id="ct472954192"/><text:change-start text:change-id="ct475769696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501241270" text:style-name="L2">
        <text:list-item>
          <text:p text:style-name="P20">OpenLCB Message Network Standard</text:p>
        </text:list-item>
        <text:list-item>
          <text:p text:style-name="P20">OpenLCB-CAN Message Network Standard</text:p>
        </text:list-item>
        <text:list-item>
          <text:p text:style-name="P20">OpenLCB-TCP Message Network Standard</text:p>
        </text:list-item>
      </text:list>
      <text:p text:style-name="Standard">For more information on format and presentation, see: </text:p>
      <text:list xml:id="list75221701" text:style-name="L3">
        <text:list-item>
          <text:p text:style-name="P21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Dest ID</text:p>
          </table:table-cell>
          <table:table-cell table:style-name="Table3.A1" office:value-type="string">
            <text:p text:style-name="P13">Event ID</text:p>
          </table:table-cell>
          <table:table-cell table:style-name="Table3.A1" office:value-type="string">
            <text:p text:style-name="P13">Simple Node </text:p>
          </table:table-cell>
          <table:table-cell table:style-name="Table3.A1" office:value-type="string">
            <text:p text:style-name="P13">Common</text:p>
            <text:p text:style-name="P13">MTI</text:p>
          </table:table-cell>
          <table:table-cell table:style-name="Table3.A1" office:value-type="string">
            <text:p text:style-name="P13">CAN format</text:p>
          </table:table-cell>
          <table:table-cell table:style-name="Table3.G1" office:value-type="string">
            <text:p text:style-name="P13">Data Content</text:p>
          </table:table-cell>
        </table:table-row>
        <table:table-row>
          <table:table-cell table:style-name="Table3.A2" office:value-type="string">
            <text:p text:style-name="P12">Protocol Support Inquiry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32E0</text:p>
          </table:table-cell>
          <table:table-cell table:style-name="Table3.A2" office:value-type="string">
            <text:p text:style-name="P12">0x1Edd,dsss 2E</text:p>
          </table:table-cell>
          <table:table-cell table:style-name="Table3.G2" office:value-type="string">
            <text:p text:style-name="P12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Dest ID</text:p>
          </table:table-cell>
          <table:table-cell table:style-name="Table4.A1" office:value-type="string">
            <text:p text:style-name="P13">Event ID</text:p>
          </table:table-cell>
          <table:table-cell table:style-name="Table4.A1" office:value-type="string">
            <text:p text:style-name="P13">Simple Node </text:p>
          </table:table-cell>
          <table:table-cell table:style-name="Table4.A1" office:value-type="string">
            <text:p text:style-name="P13">Common</text:p>
            <text:p text:style-name="P13">MTI</text:p>
          </table:table-cell>
          <table:table-cell table:style-name="Table4.A1" office:value-type="string">
            <text:p text:style-name="P13">CAN format</text:p>
          </table:table-cell>
          <table:table-cell table:style-name="Table4.G1" office:value-type="string">
            <text:p text:style-name="P13">Data Content</text:p>
          </table:table-cell>
        </table:table-row>
        <table:table-row>
          <table:table-cell table:style-name="Table4.A2" office:value-type="string">
            <text:p text:style-name="P12">Protocol Support Reply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32F0</text:p>
          </table:table-cell>
          <table:table-cell table:style-name="Table4.A2" office:value-type="string">
            <text:p text:style-name="P12">0x1Edd,dsss 2F</text:p>
          </table:table-cell>
          <table:table-cell table:style-name="Table4.G2" office:value-type="string">
            <text:p text:style-name="P11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5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475769696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4"><text:change-start text:change-id="ct475315216"/><text:s text:c="4"/><text:change-end text:change-id="ct475315216"/><text:change-start text:change-id="ct475057104"/>vv vv vv vv vv vv<text:change-end text:change-id="ct475057104"/></text:p>
            </table:table-cell>
            <table:table-cell table:style-name="Table2.B1" office:value-type="string">
              <text:p text:style-name="P14"><text:change-start text:change-id="ct475293232"/>Protocol<text:change-end text:change-id="ct475293232"/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><text:change-start text:change-id="ct473050064"/>0x80 00 00 00 00 00<text:change-end text:change-id="ct473050064"/></text:p>
          </table:table-cell>
          <table:table-cell table:style-name="Table2.B2" office:value-type="string">
            <text:p text:style-name="P12"><text:change-start text:change-id="ct473050160"/>Protocol Identification Protocol<text:change-end text:change-id="ct473050160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51572816"/>0x40 00 00 00 00 00<text:change-end text:change-id="ct551572816"/></text:p>
          </table:table-cell>
          <table:table-cell table:style-name="Table2.B2" office:value-type="string">
            <text:p text:style-name="P12"><text:change-start text:change-id="ct551572912"/>Datagram Protocol<text:change-end text:change-id="ct551572912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54270416"/>0x20 00 00 00 00 00<text:change-end text:change-id="ct54270416"/></text:p>
          </table:table-cell>
          <table:table-cell table:style-name="Table2.B2" office:value-type="string">
            <text:p text:style-name="P12"><text:change-start text:change-id="ct54270512"/>Stream Protocol<text:change-end text:change-id="ct54270512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5154624"/>0x10 00 00 00 00 00<text:change-end text:change-id="ct475154624"/></text:p>
          </table:table-cell>
          <table:table-cell table:style-name="Table2.B2" office:value-type="string">
            <text:p text:style-name="P12"><text:change-start text:change-id="ct473106304"/>Memory <text:change-end text:change-id="ct473106304"/><text:change-start text:change-id="ct475112624"/>Configuration Protocol<text:change-end text:change-id="ct475112624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5802208"/>0x08 00 00 00 00 00<text:change-end text:change-id="ct475802208"/></text:p>
          </table:table-cell>
          <table:table-cell table:style-name="Table2.B2" office:value-type="string">
            <text:p text:style-name="P12"><text:change-start text:change-id="ct473150512"/>Reservation Protocol<text:change-end text:change-id="ct473150512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3306032"/>0x04 00 00 00 00 00<text:change-end text:change-id="ct473306032"/></text:p>
          </table:table-cell>
          <table:table-cell table:style-name="Table2.B2" office:value-type="string">
            <text:p text:style-name="P12"><text:change-start text:change-id="ct475133584"/>Event Exchange (<text:change-end text:change-id="ct475133584"/><text:change-start text:change-id="ct475181456"/>Producer/Consumer) Protocol<text:change-end text:change-id="ct475181456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5181584"/>0x02 00 00 00 00 00<text:change-end text:change-id="ct475181584"/></text:p>
          </table:table-cell>
          <table:table-cell table:style-name="Table2.B2" office:value-type="string">
            <text:p text:style-name="P12"><text:change-start text:change-id="ct54356704"/>Identification Protocol<text:change-end text:change-id="ct54356704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5267504"/>0x01 00 00 00 00 00<text:change-end text:change-id="ct475267504"/></text:p>
          </table:table-cell>
          <table:table-cell table:style-name="Table2.B2" office:value-type="string">
            <text:p text:style-name="P12"><text:change-start text:change-id="ct476007200"/>Teaching/Learning Configuration Protocol<text:change-end text:change-id="ct476007200"/></text:p>
          </table:table-cell>
        </table:table-row>
        <text:soft-page-break/>
        <table:table-row table:style-name="Table2.1">
          <table:table-cell table:style-name="Table2.A2" office:value-type="string">
            <text:p text:style-name="P11"><text:change-start text:change-id="ct472985312"/>0x00 80 00 00 00 00<text:change-end text:change-id="ct472985312"/></text:p>
          </table:table-cell>
          <table:table-cell table:style-name="Table2.B2" office:value-type="string">
            <text:p text:style-name="P12"><text:change-start text:change-id="ct472985408"/>Remote Button Protocol<text:change-end text:change-id="ct472985408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3728096"/>0x00 40 00 00 00 00<text:change-end text:change-id="ct473728096"/></text:p>
          </table:table-cell>
          <table:table-cell table:style-name="Table2.B2" office:value-type="string">
            <text:p text:style-name="P12"><text:change-start text:change-id="ct473728192"/>Abbreviated Default C<text:change-end text:change-id="ct473728192"/><text:change-start text:change-id="ct473161568"/>DI Protocol<text:change-end text:change-id="ct473161568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3555600"/>0x00 20 00 00 00 00<text:change-end text:change-id="ct473555600"/></text:p>
          </table:table-cell>
          <table:table-cell table:style-name="Table2.B2" office:value-type="string">
            <text:p text:style-name="P12"><text:change-start text:change-id="ct473555696"/>Display Protocol<text:change-end text:change-id="ct473555696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6001312"/>0x00 10 00 00 00 00<text:change-end text:change-id="ct476001312"/></text:p>
          </table:table-cell>
          <table:table-cell table:style-name="Table2.B2" office:value-type="string">
            <text:p text:style-name="P12"><text:change-start text:change-id="ct476001408"/>Simple Node Inf<text:change-end text:change-id="ct476001408"/><text:change-start text:change-id="ct475178080"/>ormation Protocol<text:change-end text:change-id="ct475178080"/></text:p>
          </table:table-cell>
        </table:table-row>
        <table:table-row table:style-name="Table2.1">
          <table:table-cell table:style-name="Table2.A2" office:value-type="string">
            <text:p text:style-name="P11"><text:change-start text:change-id="ct473562336"/>0x00 00 00 00 00 08</text:p>
            <text:p text:style-name="P11">0x00 00 00 00 00 04</text:p>
            <text:p text:style-name="P11">0x00 00 00 00 00 02</text:p>
            <text:p text:style-name="P11"><text:change-end text:change-id="ct473562336"/><text:change-start text:change-id="ct473214464"/>0x00 00 00 00 00 0<text:change-end text:change-id="ct473214464"/><text:change-start text:change-id="ct475181264"/>1<text:change-end text:change-id="ct475181264"/></text:p>
          </table:table-cell>
          <table:table-cell table:style-name="Table2.B2" office:value-type="string">
            <text:p text:style-name="P12"><text:change-start text:change-id="ct473117104"/>Reserved for expansion to a longer protocol bit vector<text:change-end text:change-id="ct473117104"/><text:change-start text:change-id="ct473060544"/>. Shall be sent as 0<text:change-end text:change-id="ct473060544"/><text:change-start text:change-id="ct475192832"/>. Frames which contain 1 in any of these bits shall be ignored.<text:change-end text:change-id="ct475192832"/></text:p>
          </table:table-cell>
        </table:table-row>
        <table:table-row table:style-name="Table2.1">
          <table:table-cell table:style-name="Table2.A2" office:value-type="string">
            <text:p text:style-name="P12"><text:change-start text:change-id="ct475142448"/>All others<text:change-end text:change-id="ct475142448"/></text:p>
          </table:table-cell>
          <table:table-cell table:style-name="Table2.B2" office:value-type="string">
            <text:p text:style-name="P12"><text:change-start text:change-id="ct475142544"/>Reserved. Shall be sent as 0 and ignored upon receipt.<text:change-end text:change-id="ct475142544"/></text:p>
          </table:table-cell>
        </table:table-row>
      </table:table>
      <text:p text:style-name="Standard"><text:change-start text:change-id="ct475769792"/></text:p>
      <text:p text:style-name="Standard"/>
      <text:p text:style-name="Standard"><text:change-end text:change-id="ct475769792"/><text:change text:change-id="ct4737729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<text:s/>1 Introduction (Informative)<text:tab/>1</text:p>
          <text:p text:style-name="P18"><text:s/>2 Intended Use (Informative)<text:tab/>1</text:p>
          <text:p text:style-name="P18"><text:s/>3 References and Context (Normative)<text:tab/>1</text:p>
          <text:p text:style-name="P18"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8"><text:s/>5 Interactions (Normative)<text:tab/>2</text:p>
          <text:p text:style-name="P18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fo:font-size="9pt" style:font-size-asian="9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476384224" text:id="ct47638422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476733792" text:id="ct4767337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364434640" text:id="ct364434640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text:change text:change-id="ct476384224"/><text:change-start text:change-id="ct476733792"/>OpenLCB <text:change-end text:change-id="ct476733792"/><text:change-start text:change-id="ct364434640"/>Protocol Identification Protocol Standard<text:change-end text:change-id="ct364434640"/></text:p>
      </style:header>
      <style:footer>
        <text:tracked-changes>
          <text:changed-region xml:id="ct501655328" text:id="ct501655328">
            <text:deletion>
              <office:change-info>
                <dc:creator>Bob Jacobsen</dc:creator>
                <dc:date>2010-10-08T17:23:00</dc:date>
              </office:change-info>
              <text:p text:style-name="MP2"><text:span text:style-name="MT1">Title</text:span><text:span text:style-name="MT2"><text:tab/></text:span></text:p>
            </text:deletion>
          </text:changed-region>
          <text:changed-region xml:id="ct364148560" text:id="ct364148560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2"><text:change text:change-id="ct501655328"/><text:change-start text:change-id="ct364148560"/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change-end text:change-id="ct364148560"/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7-22T20:56:02">Jul 22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73866528" text:id="ct473866528">
            <text:deletion>
              <office:change-info>
                <dc:creator>Bob Jacobsen</dc:creator>
                <dc:date>2010-10-07T21:46:00</dc:date>
              </office:change-info>
              <text:p text:style-name="MP5"><text:span text:style-name="MT3">NMRA TECHNICAL NOTES</text:span></text:p>
            </text:deletion>
          </text:changed-region>
          <text:changed-region xml:id="ct54333696" text:id="ct543336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473059488" text:id="ct473059488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476008416" text:id="ct476008416">
            <text:deletion>
              <office:change-info>
                <dc:creator>Bob Jacobsen</dc:creator>
                <dc:date>2010-10-10T10:46:00</dc:date>
              </office:change-info>
              <text:p text:style-name="MP5">(title)</text:p>
            </text:deletion>
          </text:changed-region>
          <text:changed-region xml:id="ct475176736" text:id="ct475176736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475952816" text:id="ct475952816">
            <text:deletion>
              <office:change-info>
                <dc:creator>Bob Jacobsen</dc:creator>
                <dc:date>2010-10-08T17:19:00</dc:date>
              </office:change-info>
              <text:p text:style-name="MP5">(date)</text:p>
            </text:deletion>
          </text:changed-region>
          <text:changed-region xml:id="ct53789664" text:id="ct53789664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473705200" text:id="ct473705200">
            <text:deletion>
              <office:change-info>
                <dc:creator>Bob Jacobsen</dc:creator>
                <dc:date>2010-10-07T21:47:00</dc:date>
              </office:change-info>
              <text:p text:style-name="MP5">(number)</text:p>
            </text:deletion>
          </text:changed-region>
          <text:changed-region xml:id="ct551590576" text:id="ct551590576">
            <text:insertion>
              <office:change-info>
                <dc:creator>Bob Jacobsen</dc:creator>
                <dc:date>2012-07-22T20:55:00</dc:date>
              </office:change-info>
            </text:inser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0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<text:change text:change-id="ct473866528"/><text:change-start text:change-id="ct54333696"/>OpenLCB <text:change-end text:change-id="ct54333696"/><text:change-start text:change-id="ct473059488"/>Standard<text:change-end text:change-id="ct4730594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<text:change text:change-id="ct476008416"/><text:change-start text:change-id="ct475176736"/>Protocol Identification Protocol<text:change-end text:change-id="ct4751767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5"><text:change text:change-id="ct475952816"/><text:change-start text:change-id="ct53789664"/><text:date style:data-style-name="N75" text:date-value="2012-07-22T20:56:02">Jul 22, 2012</text:date><text:change-end text:change-id="ct53789664"/></text:p>
            </table:table-cell>
            <table:table-cell table:style-name="Table1.C1" office:value-type="string">
              <text:p text:style-name="MP5"><text:change text:change-id="ct473705200"/><text:change-start text:change-id="ct551590576"/>Adopted<text:change-end text:change-id="ct551590576"/></text:p>
            </table:table-cell>
          </table:table-row>
        </table:table>
        <text:p text:style-name="Header"/>
      </style:header>
      <style:footer>
        <text:tracked-changes>
          <text:changed-region xml:id="ct475101088" text:id="ct475101088">
            <text:deletion>
              <office:change-info>
                <dc:creator>Bob Jacobsen</dc:creator>
                <dc:date>2011-07-23T20:07:00</dc:date>
              </office:change-info>
              <text:p text:style-name="MP6"><text:span text:style-name="MT4">Copyright 20</text:span></text:p>
            </text:deletion>
          </text:changed-region>
          <text:changed-region xml:id="ct476011744" text:id="ct476011744">
            <text:deletion>
              <office:change-info>
                <dc:creator>Bob Jacobsen</dc:creator>
                <dc:date>2010-10-07T21:47:00</dc:date>
              </office:change-info>
              <text:p text:style-name="MP6"><text:span text:style-name="MT4">90</text:span></text:p>
            </text:deletion>
          </text:changed-region>
          <text:changed-region xml:id="ct475959296" text:id="ct475959296">
            <text:deletion>
              <office:change-info>
                <dc:creator>Bob Jacobsen</dc:creator>
                <dc:date>2011-07-23T20:07:00</dc:date>
              </office:change-info>
              <text:p text:style-name="MP6"><text:span text:style-name="MT4">, by J. Day, D. Harris, B. Jacobsen, </text:span></text:p>
            </text:deletion>
          </text:changed-region>
          <text:changed-region xml:id="ct475736112" text:id="ct475736112">
            <text:deletion>
              <office:change-info>
                <dc:creator>Bob Jacobsen</dc:creator>
                <dc:date>2010-10-08T17:21:00</dc:date>
              </office:change-info>
              <text:p text:style-name="MP6"><text:span text:style-name="MT4">A. Robinson, </text:span></text:p>
            </text:deletion>
          </text:changed-region>
          <text:changed-region xml:id="ct475184592" text:id="ct475184592">
            <text:deletion>
              <office:change-info>
                <dc:creator>Bob Jacobsen</dc:creator>
                <dc:date>2011-07-23T20:07:00</dc:date>
              </office:change-info>
              <text:p text:style-name="MP6"><text:span text:style-name="MT4">and A. Shepherd</text:span></text:p>
            </text:deletion>
          </text:changed-region>
          <text:changed-region xml:id="ct475789040" text:id="ct475789040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  <text:changed-region xml:id="ct473035696" text:id="ct473035696">
            <text:deletion>
              <office:change-info>
                <dc:creator>Bob Jacobsen</dc:creator>
                <dc:date>2012-06-10T11:47:00</dc:date>
              </office:change-info>
              <text:p text:style-name="MP6"><text:span text:style-name="Page_20_Number"><text:span text:style-name="MT5">- </text:span></text:span></text:p>
            </text:deletion>
          </text:changed-region>
          <text:changed-region xml:id="ct551552304" text:id="ct551552304">
            <text:insertion>
              <office:change-info>
                <dc:creator>Bob Jacobsen</dc:creator>
                <dc:date>2012-06-10T11:47:00</dc:date>
              </office:change-info>
            </text:insertion>
          </text:changed-region>
        </text:tracked-changes>
        <text:p text:style-name="MP6"><text:change text:change-id="ct475101088"/><text:change text:change-id="ct476011744"/><text:change text:change-id="ct475959296"/><text:change text:change-id="ct475736112"/><text:change text:change-id="ct475184592"/><text:change-start text:change-id="ct475789040"/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change-end text:change-id="ct475789040"/><text:span text:style-name="MT4"><text:tab/></text:span><text:span text:style-name="MT5">Page </text:span><text:span text:style-name="Page_20_Number"><text:span text:style-name="MT5"><text:page-number text:select-page="current">3</text:page-number></text:span></text:span><text:span text:style-name="Page_20_Number"><text:span text:style-name="MT5"> of </text:span></text:span><text:span text:style-name="Page_20_Number"><text:span text:style-name="MT5"><text:page-count style:num-format="1">3</text:page-count></text:span></text:span><text:span text:style-name="Page_20_Number"><text:span text:style-name="MT5"> </text:span></text:span><text:change text:change-id="ct473035696"/><text:change-start text:change-id="ct551552304"/><text:span text:style-name="Page_20_Number"><text:span text:style-name="MT5">- </text:span></text:span><text:change-end text:change-id="ct551552304"/><text:span text:style-name="Page_20_Number"><text:span text:style-name="MT5"><text:date style:data-style-name="N75" text:date-value="2012-07-22T20:56:02">Jul 22, 2012</text:date></text:span>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13</meta:editing-cycles>
    <meta:editing-duration>P1DT2H6M21S</meta:editing-duration>
    <meta:generator>OpenOffice.org/3.3$Unix OpenOffice.org_project/330m20$Build-9567</meta:generator>
    <dc:date>2012-07-22T20:56:02</dc:date>
    <dc:creator>Bob Jacobsen</dc:creator>
    <meta:keyword>OpenLCB Protocol Identification</meta:keyword>
    <meta:document-statistic meta:table-count="4" meta:image-count="1" meta:object-count="0" meta:page-count="3" meta:paragraph-count="118" meta:word-count="687" meta:character-count="4146"/>
    <meta:user-defined meta:name="Info 1"/>
    <meta:user-defined meta:name="Info 2"/>
    <meta:user-defined meta:name="Info 3"/>
    <meta:user-defined meta:name="Info 4"/>
  </office:meta>
</office:document-meta>
</file>